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3425in" fo:margin-right="0in" fo:margin-top="0in" fo:margin-bottom="0in" loext:contextual-spacing="false" fo:text-indent="0.5in" style:auto-text-indent="false" fo:padding="0.0835in" fo:border="none"/>
    </style:style>
    <style:style style:name="P2" style:family="paragraph" style:parent-style-name="Standard">
      <style:paragraph-properties fo:margin-left="0.3425in" fo:margin-right="0in" fo:margin-top="0in" fo:margin-bottom="0in" loext:contextual-spacing="false" fo:text-indent="0.5in" style:auto-text-indent="false" fo:padding="0.0835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left="0.3425in" fo:margin-right="0in" fo:margin-top="0in" fo:margin-bottom="0in" loext:contextual-spacing="false" fo:text-align="justify" style:justify-single-word="false" fo:text-indent="0.5in" style:auto-text-indent="false" fo:padding="0.0835in" fo:border="non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margin-left="0.3425in" fo:margin-right="0in" fo:margin-top="0in" fo:margin-bottom="0in" loext:contextual-spacing="false" fo:text-align="justify" style:justify-single-word="false" fo:text-indent="0.5in" style:auto-text-indent="false" fo:padding="0.0835in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0.3425in" fo:margin-right="0in" fo:margin-top="0in" fo:margin-bottom="0in" loext:contextual-spacing="false" fo:text-align="justify" style:justify-single-word="false" fo:text-indent="0.5in" style:auto-text-indent="false" fo:padding="0.0835in" fo:border="none"/>
    </style:style>
    <style:style style:name="P6" style:family="paragraph" style:parent-style-name="Standard" style:master-page-name="Standard">
      <style:paragraph-properties fo:margin-left="0.3425in" fo:margin-right="0in" fo:margin-top="0in" fo:margin-bottom="0in" loext:contextual-spacing="false" fo:text-indent="0.5in" style:auto-text-indent="false" style:page-number="1" fo:padding="0.0835in" fo:border="none"/>
    </style:style>
    <style:style style:name="P7" style:family="paragraph" style:parent-style-name="Standard" style:list-style-name="WWNum1">
      <style:paragraph-properties fo:margin-left="0.3425in" fo:margin-right="0in" fo:text-indent="0.5in" style:auto-text-indent="false" fo:padding="0.0835in" fo:border="none"/>
    </style:style>
    <style:style style:name="P8" style:family="paragraph" style:parent-style-name="Standard" style:list-style-name="WWNum1">
      <style:paragraph-properties fo:margin-left="0.3425in" fo:margin-right="0in" fo:text-align="justify" style:justify-single-word="false" fo:text-indent="0.5in" style:auto-text-indent="false" fo:padding="0.0835in" fo:border="none"/>
    </style:style>
    <style:style style:name="P9" style:family="paragraph" style:parent-style-name="Standard" style:list-style-name="WWNum3">
      <style:paragraph-properties fo:margin-left="0.3425in" fo:margin-right="0in" fo:text-indent="0.5in" style:auto-text-indent="false" fo:padding="0.0835in" fo:border="none"/>
    </style:style>
    <style:style style:name="P10" style:family="paragraph" style:parent-style-name="Standard" style:list-style-name="WWNum2">
      <style:paragraph-properties fo:margin-left="1in" fo:margin-right="0in" fo:text-align="justify" style:justify-single-word="false" fo:text-indent="-0.25in" style:auto-text-indent="false" fo:padding="0.0835in" fo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 fo:padding="0.0835in" fo:border="none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Многоуровневая модель приложения.</text:span></text:p>
      <text:p text:style-name="P2"/>
      <text:p text:style-name="P1"><text:span text:style-name="T2">Теоретическая часть.</text:span></text:p>
      <text:p text:style-name="P2"/>
      <text:list xml:id="list8731643072508843849" text:style-name="WWNum1">
        <text:list-item>
          <text:p text:style-name="P7"><text:span text:style-name="T2">Ответы на 1 и 2 вопрос. Модели приложений и разница между ними. Примеры.</text:span></text:p>
          <text:list>
            <text:list-item>
              <text:p text:style-name="P8"><text:span text:style-name="T3">“Монолит” - локальное, часто однопользовательское приложение. Данные и бизнес-логика обычно физически расположены на одной машине. Применяется, когда нет необходимости во взаимодействии между пользователями/компонентами приложения. Пример - бухгалтерские приложения для малый предприятий (Налогоплательщик, ЭОН)</text:span></text:p>
            </text:list-item>
            <text:list-item>
              <text:p text:style-name="P8"><text:span text:style-name="T3">Централизованные приложения с возможностью терминального доступа. Данные и приложения размещаются на одном высокопроизводительном сервере. Пользователи получают доступ к приложениям посредством терминального доступа. В настоящее время применяется, когда нет возможности доступа пользователей к приложениям/компонентам приложений с использованием современных программных интерфейсов. Пример не приведу, поскольку не застал. Предполагаю, годах в 80-х это могло быть что-то, что считало какие-нибудь задачи из электроэнегретики (типа перераспределения нагрузки региональных электросетей), госплана, гидрометцентра и т.д.</text:span></text:p>
            </text:list-item>
            <text:list-item>
              <text:p text:style-name="P8"><text:span text:style-name="T3">Файл-серверные приложения. Пользователи/компоненты приложения взаимодействуют только за счет совместного доступа к общему файловому хранилищу. Бизнес-логику реализуют клиентские приложения, которые также часто выполняют функцию СУБД. Синхронизация совместного доступа осуществляется средствами файловой системы. Применяется, когда имеется небольшое количество пользователей, которым необходим совместный доступ к файлам. При увеличении количества пользователей увеличивается вероятность конфликтов доступа к данным. Примером таких приложений могут служить ранние версии 1С, различные кадровые и складские приложения на основе MS Access.</text:span></text:p>
            </text:list-item>
            <text:list-item>
              <text:p text:style-name="P8"><text:span text:style-name="T3">Клиент-серверные (двухзвенные приложения). Сервер выполняет низкоуровневые операции, такие как доступ к данным, к совместно используемой периферии и т.д. Обычно в такой модели управление данными, которые располагаются на стороне сервера и взаимодействие с клиентами осуществляется ПО СУБД. <text:s/></text:span></text:p>
            </text:list-item>
          </text:list>
        </text:list-item>
      </text:list>
      <text:p text:style-name="P5"><text:span text:style-name="T3">Бизнес-логика реализуется на стороне клиента (хотя современные СУБД позволяют реализовать логику на стороне сервера, что несколько размывает границы клиентского и серверного компонентов приложения). Понятие “Толстый клиент” подразумевает реализацию бизнес-логики на стороне клиента, соответственно “Тонкий клиент” - логика на стороне сервера.</text:span></text:p>
      <text:p text:style-name="P5"><text:span text:style-name="T3">Такая модель позволяет построить разветвленную систему прав доступа пользователей к данным/функциям приложения. Клиент-серверные модели применяются в приложениях, которые работают в рамках локальных сетей предприятий, и не требуют большой производительности клиентских рабочих станций. Примерами таких систем могут служить различные локальные СЭД, CRM и т.д. (например ранние версии Lotus Domino с клиентами Lotus Notes, 1C 8.x +MS SQL или DB2, Диасофт 5NT). </text:span></text:p>
      <text:list xml:id="list90232872594261" text:continue-numbering="true" text:style-name="WWNum1">
        <text:list-item>
          <text:list>
            <text:list-item>
              <text:p text:style-name="P8"><text:span text:style-name="T3">Трехслойная (Многослойная) модель. Такая модель подразумевает наличие трех слоев: презентационный слой, слой бизнес-логики и слой данных. </text:span></text:p>
            </text:list-item>
          </text:list>
        </text:list-item>
      </text:list>
      <text:p text:style-name="P5"><text:span text:style-name="T3">Презентационный слой осуществляет взаимодействие приложения с пользователем. Здесь как правило говорят о тонком клиенте. Но бывают исключения (наприер приложение банк-клиента BSS имеет как тонкий, так и толстый клиент, они пользуются одни и тем же API, но толстый клиент реализует часть бизнес логики на стороне клиента). </text:span></text:p>
      <text:p text:style-name="P5"><text:span text:style-name="T3">Бизнес-логика обычно реализуется приложением, размещенным на сервере приложений. Физически сервер приложений обычно размещается на выделенном сервере. Сервер приложений предоставляет стандартизованные сервисы доступа пользователей, взаимодействия с СУБД, обеспечивает масштабируемость приложения (за счет горизонтальной масштабируемости серверов приложений), сервисы обмена сообщениями и т.д. </text:span></text:p>
      <text:p text:style-name="P5"><text:span text:style-name="T3">Слой данных реализуется как правило СУБД. </text:span></text:p>
      <text:p text:style-name="P5"><text:span text:style-name="T3">Слои в идеале изолированы друг от друга. Слою визуализации доступны только программные интерфейсы слоя бизнес логики. Слой данных доступен только из слоя бизнес логики. </text:span></text:p>
      <text:p text:style-name="P5"><text:span text:style-name="T3">Данная модель применяется в приложениях, число клиентов которых заранее не известно и нужно исключить необходимость обслуживания клиентских рабочих мест, отделить доступ к данным от клиентской части приложения, обеспечить масштабирование системы при увеличении нагрузок.</text:span></text:p>
      <text:p text:style-name="P5"><text:span text:style-name="T3">Примерами приложений могут служить,например, различные клиент-банки, корпоративные СЭД, CRM (хотя большинство современных корпоративных приложений переросли в многослойную модель).</text:span></text:p>
      <text:p text:style-name="P5"><text:span text:style-name="T3">Многослойная модель является развитием трехслойной модели приложений. Здесь помимо трех описанных слоев выделяют слои аутентификации/авторизации, web-слой, валидации, нотификации, логирования и.т.д. Такой подход обычно используется для повышения уровня стандартизации и повторного использования кода, возможности независимой замены кодовой базы каждого из слоев. </text:span></text:p>
      <text:list xml:id="list90233608549965" text:continue-numbering="true" text:style-name="WWNum1">
        <text:list-item>
          <text:list>
            <text:list-item>
              <text:p text:style-name="P8"><text:span text:style-name="T3">Распределенные/Сервис-ориентированные архитектуры <text:s/>(SOA) приложений. Такие модели развивают идею независимости компонентов приложений. Интерфейсы компонентов приложений, построенных с использованием сервисно-ориентированной архитектуры скрывают детали реализации от остальных компонентов системы и таким образом обеспечивают комбинирование и повторное использование для построения сложных распределенных программных комплексов, исключая зависимость от используемых платформ и инструментов разработки, повышая масштабируемость и управляемость разрабатываемых систем.</text:span></text:p>
            </text:list-item>
          </text:list>
        </text:list-item>
      </text:list>
      <text:p text:style-name="P5"><text:span text:style-name="T3">Такие модели можно применять, например, когда необходимо интегрировать несколько информационных систем, созданных в разное время независимыми разработчиками с использованием разных средств разработки.</text:span></text:p>
      <text:p text:style-name="P5"><text:span text:style-name="T3">В качестве примеров таких систем можно привести например Госуслуги/СМЭВ, сервисы Google, Ebay+Paypal и т.д.</text:span></text:p>
      <text:p text:style-name="P4"/>
      <text:list xml:id="list9012047601449416003" text:style-name="WWNum3">
        <text:list-item>
          <text:p text:style-name="P9"><text:span text:style-name="T2">Ответ на 3 вопрос. Тонкий и толстый клиенты. Примеры.</text:span></text:p>
        </text:list-item>
      </text:list>
      <text:p text:style-name="P5"><text:span text:style-name="T3">Как уже упоминалось, толстый клиент реализует всю или часть бизнес-логики на стороне клиента. Тонкий клиент реализует только интерфейсы взаимодействия с пользователем. Яркий представитель тонкого клиента - личный кабинет клиента банка (реализует только пользовательский интерфейс взаимодействия с сервисами банка).</text:span></text:p>
      <text:list xml:id="list90232417076786" text:continue-numbering="true" text:style-name="WWNum3">
        <text:list-item>
          <text:p text:style-name="P9"><text:soft-page-break/><text:span text:style-name="T2">Ответ на 4 вопрос. Наиболее популярная модель enterprise приложений.</text:span></text:p>
        </text:list-item>
      </text:list>
      <text:p text:style-name="P5"><text:span text:style-name="T3">На мой взгляд наиболее популярной моделью построения корпоративных приложений является SOA. </text:span></text:p>
      <text:p text:style-name="P5"><text:span text:style-name="T3">Корпоративные приложения работают с огромным количеством бизнес-сущностей, вынуждены постоянно меняться вместе с бизнесом, использовать множество источников данных, использовать не один десяток разнородных программных пакетов и технологий. Дорабатывать, тестировать и поддерживать подобные приложения становится сущим адом для ИТ-подразделений предприятий. </text:span></text:p>
      <text:p text:style-name="P5"><text:span text:style-name="T3">Выход из этой ситуации - стандартизация технологий и программных интерфейсов, что и предлагается в SOA.</text:span></text:p>
      <text:p text:style-name="P5"><text:span text:style-name="T3">Считаю, что Java EE предлагает полный стек технологий для реализации корпоративных приложений на основе моделей SOA.</text:span></text:p>
      <text:p text:style-name="P4"/>
      <text:p text:style-name="P1"><text:span text:style-name="T2">Практическая часть.</text:span></text:p>
      <text:p text:style-name="P3"/>
      <text:p text:style-name="P5"><text:span text:style-name="T3">Для такой информационной системы я бы выделил следующие <text:s/>уровни:</text:span></text:p>
      <text:list xml:id="list2501867098616272092" text:style-name="WWNum2">
        <text:list-item>
          <text:p text:style-name="P10"><text:span text:style-name="T3">Уровень данных - необходим для реализации хранения данных и предоставление данных уровню бизнес-логики. </text:span></text:p>
        </text:list-item>
        <text:list-item>
          <text:p text:style-name="P10"><text:span text:style-name="T3">Уровень бизнес-логики - реализует бизнес-функциональность приложения. Предоставляет программные интерфейсы для вышележащих слоев. </text:span></text:p>
        </text:list-item>
        <text:list-item>
          <text:p text:style-name="P10"><text:span text:style-name="T3">Веб-уровень - отвечает за обработку http-запросов и формирование http-ответов от/для уровня представления.</text:span></text:p>
        </text:list-item>
        <text:list-item>
          <text:p text:style-name="P10"><text:span text:style-name="T3">Уровень представления - реализует пользовательский интерфейс приложения.</text:span></text:p>
        </text:list-item>
        <text:list-item>
          <text:p text:style-name="P10"><text:span text:style-name="T3">Уровень аутентификации/авторизации - реализует ролевую модель разграничения доступа.</text:span></text:p>
        </text:list-item>
      </text:list>
      <text:p text:style-name="P5"><text:span text:style-name="T3">Если слой данных не выделять в отдельный слой, то очень сложно будет синхронизировать изменения в данных, вносимые разными пользователями. </text:span></text:p>
      <text:p text:style-name="P5"><text:span text:style-name="T3">Для небольших организаций, в приложениях, где не планируется обширный разветвленный функционал и нет необходимости удаленного доступа к приложению слой бизнес-логики можно реализовать средствами СУБД (объединить со слоем данных), либо в толстом клиенте (объединить со слоем представления).</text:span></text:p>
      <text:p text:style-name="P5"><text:span text:style-name="T3">При росте сложности приложения, либо при необходимости удаленного доступа - выносим бизнес-логику в отдельный слой.</text:span></text:p>
      <text:p text:style-name="P5"><text:span text:style-name="T3">При разработке мобильного приложения часто не требуется web уровень, поскольку такое приложение обращается напрямую к API, предоставляемым слоем бизнес-логики.</text:span></text:p>
      <text:p text:style-name="P5"><text:span text:style-name="T3">Уровень представления для приложений, с которыми работают пользователи-люди, исключить не удастся :)</text:span></text:p>
      <text:p text:style-name="P5"><text:span text:style-name="T3">Уровень аутентификации/авторизации также необходимо выделять, т.к. в задаче требуется ролевая модель доступа к приложению. 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3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965" meta:character-count="8177" meta:non-whitespace-character-count="7249"/>
    <meta:generator>LibreOfficeDev/5.1.0.3$Linux_X86_64 LibreOffice_project/</meta:generator>
  </office:meta>
</office:document-meta>
</file>